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423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655cm"/>
    </style:style>
    <style:style style:name="gr3" style:family="graphic" style:parent-style-name="standard">
      <style:graphic-properties draw:stroke="solid" svg:stroke-color="#000000" draw:fill="none" draw:fill-color="#ffffff" draw:textarea-vertical-align="middle" fo:min-height="1.6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35cm" svg:stroke-color="#ff3333" draw:marker-start-width="0.253cm" draw:marker-end="Arrow" draw:marker-end-width="0.353cm" draw:fill="none" draw:textarea-vertical-align="middle" fo:padding-top="0.143cm" fo:padding-bottom="0.143cm" fo:padding-left="0.268cm" fo:padding-right="0.268cm"/>
    </style:style>
    <style:style style:name="gr6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018cm" svg:stroke-color="#0000ff" draw:marker-start-width="0.226cm" draw:marker-end="Arrow" draw:marker-end-width="0.326cm" draw:fill="none" draw:textarea-vertical-align="middle" fo:padding-top="0.133cm" fo:padding-bottom="0.133cm" fo:padding-left="0.258cm" fo:padding-right="0.258cm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solid" draw:fill-color="#00cc00" draw:textarea-vertical-align="middle" fo:min-height="1.423cm"/>
    </style:style>
    <style:style style:name="gr11" style:family="graphic" style:parent-style-name="standard">
      <style:graphic-properties draw:stroke="none" svg:stroke-color="#000000" draw:fill="none" draw:fill-color="#ffffff" fo:min-height="3.433cm"/>
    </style:style>
    <style:style style:name="gr12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solid" draw:fill-color="#00cc00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7" draw:id="id7" draw:layer="layout" svg:width="6.35cm" svg:height="1.673cm" svg:x="2.263cm" svg:y="15.433cm">
          <draw:text-box>
            <text:p text:style-name="P1">Open directory (dir)</text:p>
          </draw:text-box>
        </draw:frame>
        <draw:frame draw:style-name="gr2" draw:text-style-name="P2" xml:id="id1" draw:id="id1" draw:layer="layout" svg:width="6.35cm" svg:height="1.905cm" svg:x="17.631cm" svg:y="19.692cm">
          <draw:text-box>
            <text:p text:style-name="P1">Check next element in directory (cur)</text:p>
          </draw:text-box>
        </draw:frame>
        <draw:frame draw:style-name="gr1" draw:text-style-name="P2" xml:id="id2" draw:id="id2" draw:layer="layout" svg:width="6.35cm" svg:height="1.673cm" svg:x="17.631cm" svg:y="22.935cm">
          <draw:text-box>
            <text:p text:style-name="P1">Is str a substing of cur’s name?</text:p>
          </draw:text-box>
        </draw:frame>
        <draw:frame draw:style-name="gr3" draw:text-style-name="P2" xml:id="id5" draw:id="id5" draw:layer="layout" svg:width="6.35cm" svg:height="1.876cm" svg:x="26.501cm" svg:y="22.833cm">
          <draw:text-box>
            <text:p text:style-name="P1">Print cur’s name and path to cur</text:p>
          </draw:text-box>
        </draw:frame>
        <draw:frame draw:style-name="gr1" draw:text-style-name="P2" xml:id="id3" draw:id="id3" draw:layer="layout" svg:width="6.35cm" svg:height="1.673cm" svg:x="17.631cm" svg:y="26.277cm">
          <draw:text-box>
            <text:p text:style-name="P1">Is cur a directory?</text:p>
          </draw:text-box>
        </draw:frame>
        <draw:frame draw:style-name="gr3" draw:text-style-name="P2" xml:id="id6" draw:id="id6" draw:layer="layout" svg:width="6.35cm" svg:height="1.876cm" svg:x="26.501cm" svg:y="26.175cm">
          <draw:text-box>
            <text:p text:style-name="P1">max_threads &gt;= cur_threads?</text:p>
          </draw:text-box>
        </draw:frame>
        <draw:frame draw:style-name="gr1" draw:text-style-name="P2" xml:id="id4" draw:id="id4" draw:layer="layout" svg:width="6.35cm" svg:height="1.673cm" svg:x="17.631cm" svg:y="30.983cm">
          <draw:text-box>
            <text:p text:style-name="P1">Finished with this element</text:p>
          </draw:text-box>
        </draw:frame>
        <draw:connector draw:style-name="gr4" draw:text-style-name="P3" draw:layer="layout" svg:x1="20.806cm" svg:y1="21.597cm" svg:x2="20.806cm" svg:y2="22.935cm" draw:start-shape="id1" draw:start-glue-point="2" draw:end-shape="id2" draw:end-glue-point="0" svg:d="M20806 21597v1338" svg:viewBox="0 0 1 1339">
          <text:p/>
        </draw:connector>
        <draw:connector draw:style-name="gr5" draw:text-style-name="P3" draw:layer="layout" svg:x1="20.806cm" svg:y1="24.608cm" svg:x2="20.806cm" svg:y2="26.277cm" draw:start-shape="id2" draw:start-glue-point="2" draw:end-shape="id3" draw:end-glue-point="0" svg:d="M20806 24608v1669" svg:viewBox="0 0 1 1670">
          <text:p/>
        </draw:connector>
        <draw:connector draw:style-name="gr6" draw:text-style-name="P3" draw:layer="layout" svg:x1="20.806cm" svg:y1="27.95cm" svg:x2="20.806cm" svg:y2="30.983cm" draw:start-shape="id3" draw:start-glue-point="2" draw:end-shape="id4" draw:end-glue-point="0" svg:d="M20806 27950v3033" svg:viewBox="0 0 1 3034">
          <text:p/>
        </draw:connector>
        <draw:connector draw:style-name="gr7" draw:text-style-name="P3" draw:layer="layout" svg:x1="23.981cm" svg:y1="23.771cm" svg:x2="26.501cm" svg:y2="23.771cm" draw:start-shape="id2" draw:start-glue-point="1" draw:end-shape="id5" draw:end-glue-point="3" svg:d="M23981 23771h2520" svg:viewBox="0 0 2521 1">
          <text:p/>
        </draw:connector>
        <draw:connector draw:style-name="gr7" draw:text-style-name="P3" draw:layer="layout" svg:x1="23.981cm" svg:y1="27.113cm" svg:x2="26.501cm" svg:y2="27.113cm" draw:start-shape="id3" draw:start-glue-point="1" draw:end-shape="id6" draw:end-glue-point="3" svg:d="M23981 27113h2520" svg:viewBox="0 0 2521 1">
          <text:p/>
        </draw:connector>
        <draw:connector draw:style-name="gr4" draw:text-style-name="P3" draw:layer="layout" svg:x1="29.676cm" svg:y1="24.709cm" svg:x2="20.806cm" svg:y2="26.277cm" draw:start-shape="id5" draw:start-glue-point="2" draw:end-shape="id3" svg:d="M29676 24709v784h-8870v784" svg:viewBox="0 0 8871 1569">
          <text:p/>
        </draw:connector>
        <draw:frame draw:style-name="gr2" draw:text-style-name="P2" xml:id="id8" draw:id="id8" draw:layer="layout" svg:width="6.35cm" svg:height="1.905cm" svg:x="2.27cm" svg:y="19.692cm">
          <draw:text-box>
            <text:p text:style-name="P1">Is there another element in dir?</text:p>
          </draw:text-box>
        </draw:frame>
        <draw:connector draw:style-name="gr4" draw:text-style-name="P3" draw:layer="layout" svg:x1="5.438cm" svg:y1="17.106cm" svg:x2="5.445cm" svg:y2="19.692cm" draw:start-shape="id7" draw:start-glue-point="2" draw:end-shape="id8" draw:end-glue-point="0" svg:d="M5438 17106v1293h7v1293" svg:viewBox="0 0 8 2587">
          <text:p/>
        </draw:connector>
        <draw:connector draw:style-name="gr7" draw:text-style-name="P3" draw:layer="layout" svg:x1="8.62cm" svg:y1="20.644cm" svg:x2="17.631cm" svg:y2="20.644cm" draw:start-shape="id8" draw:start-glue-point="1" draw:end-shape="id1" draw:end-glue-point="3" svg:d="M8620 20644h9011" svg:viewBox="0 0 9012 1">
          <text:p/>
        </draw:connector>
        <draw:frame draw:style-name="gr1" draw:text-style-name="P2" xml:id="id9" draw:id="id9" draw:layer="layout" svg:width="6.35cm" svg:height="2.384cm" svg:x="26.501cm" svg:y="33.258cm">
          <draw:text-box>
            <text:p text:style-name="P1">Create new thread with cur as directory, <text:s/>cur_threads ++;</text:p>
          </draw:text-box>
        </draw:frame>
        <draw:connector draw:style-name="gr8" draw:text-style-name="P3" draw:layer="layout" draw:line-skew="0cm 16.222cm" svg:x1="29.676cm" svg:y1="35.642cm" svg:x2="8.613cm" svg:y2="16.269cm" draw:start-shape="id9" draw:start-glue-point="2" draw:end-shape="id7" draw:end-glue-point="1" svg:d="M29676 35642v501h4103v-19874h-25166" svg:viewBox="0 0 25167 19875">
          <text:p/>
        </draw:connector>
        <draw:connector draw:style-name="gr4" draw:text-style-name="P3" draw:layer="layout" svg:x1="29.676cm" svg:y1="28.051cm" svg:x2="29.676cm" svg:y2="33.258cm" draw:start-shape="id6" draw:start-glue-point="2" draw:end-shape="id9" draw:end-glue-point="0" svg:d="M29676 28051v5207" svg:viewBox="0 0 1 5208">
          <text:p/>
        </draw:connector>
        <draw:frame draw:style-name="gr1" draw:text-style-name="P2" xml:id="id10" draw:id="id10" draw:layer="layout" svg:width="6.35cm" svg:height="1.673cm" svg:x="34.649cm" svg:y="26.277cm">
          <draw:text-box>
            <text:p text:style-name="P1">Add cur to queue</text:p>
          </draw:text-box>
        </draw:frame>
        <draw:connector draw:style-name="gr7" draw:text-style-name="P3" draw:layer="layout" svg:x1="32.851cm" svg:y1="27.113cm" svg:x2="34.649cm" svg:y2="27.113cm" draw:start-shape="id6" draw:start-glue-point="1" draw:end-shape="id10" draw:end-glue-point="3" svg:d="M32851 27113h1798" svg:viewBox="0 0 1799 1">
          <text:p/>
        </draw:connector>
        <draw:connector draw:style-name="gr4" draw:text-style-name="P3" draw:layer="layout" svg:x1="37.824cm" svg:y1="27.95cm" svg:x2="23.981cm" svg:y2="31.819cm" draw:start-shape="id10" draw:start-glue-point="2" draw:end-shape="id4" draw:end-glue-point="1" svg:d="M37824 27950v3869h-13843" svg:viewBox="0 0 13844 3870">
          <text:p/>
        </draw:connector>
        <draw:connector draw:style-name="gr4" draw:text-style-name="P3" draw:layer="layout" svg:x1="29.676cm" svg:y1="35.642cm" svg:x2="23.981cm" svg:y2="31.819cm" draw:start-shape="id9" draw:start-glue-point="2" draw:end-shape="id4" draw:end-glue-point="1" svg:d="M29676 35642v501h-4435v-4324h-1260" svg:viewBox="0 0 5696 4325">
          <text:p/>
        </draw:connector>
        <draw:frame draw:style-name="gr2" draw:text-style-name="P2" xml:id="id11" draw:id="id11" draw:layer="layout" svg:width="6.35cm" svg:height="1.905cm" svg:x="2.27cm" svg:y="22.819cm">
          <draw:text-box>
            <text:p text:style-name="P1">Is queue empty?</text:p>
          </draw:text-box>
        </draw:frame>
        <draw:frame draw:style-name="gr2" draw:text-style-name="P2" xml:id="id12" draw:id="id12" draw:layer="layout" svg:width="6.35cm" svg:height="1.905cm" svg:x="10.017cm" svg:y="22.844cm">
          <draw:text-box>
            <text:p text:style-name="P1">cur_threads--</text:p>
          </draw:text-box>
        </draw:frame>
        <draw:connector draw:style-name="gr7" draw:text-style-name="P3" draw:layer="layout" svg:x1="8.62cm" svg:y1="23.771cm" svg:x2="10.017cm" svg:y2="23.796cm" draw:start-shape="id11" draw:start-glue-point="1" draw:end-shape="id12" draw:end-glue-point="3" svg:d="M8620 23771h699v25h698" svg:viewBox="0 0 1398 26">
          <text:p/>
        </draw:connector>
        <draw:connector draw:style-name="gr9" draw:text-style-name="P3" draw:layer="layout" svg:x1="5.445cm" svg:y1="21.597cm" svg:x2="5.445cm" svg:y2="22.819cm" draw:start-shape="id8" draw:start-glue-point="2" draw:end-shape="id11" draw:end-glue-point="0" svg:d="M5445 21597v1222" svg:viewBox="0 0 1 1223">
          <text:p/>
        </draw:connector>
        <draw:frame draw:style-name="gr2" draw:text-style-name="P2" xml:id="id13" draw:id="id13" draw:layer="layout" svg:width="6.35cm" svg:height="2.384cm" svg:x="2.27cm" svg:y="25.921cm">
          <draw:text-box>
            <text:p text:style-name="P1">Set current directory to next directory in queue</text:p>
          </draw:text-box>
        </draw:frame>
        <draw:connector draw:style-name="gr9" draw:text-style-name="P3" draw:layer="layout" svg:x1="5.445cm" svg:y1="24.724cm" svg:x2="5.445cm" svg:y2="25.921cm" draw:start-shape="id11" draw:start-glue-point="2" draw:end-shape="id13" draw:end-glue-point="0" svg:d="M5445 24724v1197" svg:viewBox="0 0 1 1198">
          <text:p/>
        </draw:connector>
        <draw:connector draw:style-name="gr4" draw:text-style-name="P3" draw:layer="layout" draw:line-skew="0cm 0.261cm" svg:x1="5.445cm" svg:y1="28.305cm" svg:x2="5.438cm" svg:y2="15.433cm" draw:start-shape="id13" draw:start-glue-point="2" draw:end-shape="id7" draw:end-glue-point="0" svg:d="M5445 28305v501h3937v-13874h-3944v501" svg:viewBox="0 0 3945 13875">
          <text:p/>
        </draw:connector>
        <draw:frame draw:style-name="gr1" draw:text-style-name="P2" xml:id="id15" draw:id="id15" draw:layer="layout" svg:width="6.35cm" svg:height="1.673cm" svg:x="2.263cm" svg:y="6.969cm">
          <draw:text-box>
            <text:p text:style-name="P1">Get current directory</text:p>
          </draw:text-box>
        </draw:frame>
        <draw:frame draw:style-name="gr1" draw:text-style-name="P2" xml:id="id16" draw:id="id16" draw:layer="layout" svg:width="6.35cm" svg:height="1.673cm" svg:x="2.263cm" svg:y="9.255cm">
          <draw:text-box>
            <text:p text:style-name="P1">Calculate max_threads</text:p>
          </draw:text-box>
        </draw:frame>
        <draw:frame draw:style-name="gr1" draw:text-style-name="P2" xml:id="id17" draw:id="id17" draw:layer="layout" svg:width="6.35cm" svg:height="1.673cm" svg:x="2.263cm" svg:y="11.541cm">
          <draw:text-box>
            <text:p text:style-name="P1">cur_threads = 1</text:p>
          </draw:text-box>
        </draw:frame>
        <draw:frame draw:style-name="gr1" draw:text-style-name="P2" xml:id="id14" draw:id="id14" draw:layer="layout" svg:width="6.35cm" svg:height="1.673cm" svg:x="2.263cm" svg:y="4.661cm">
          <draw:text-box>
            <text:p text:style-name="P1">Get string to search for from client (str)</text:p>
          </draw:text-box>
        </draw:frame>
        <draw:connector draw:style-name="gr4" draw:text-style-name="P3" draw:layer="layout" svg:x1="5.438cm" svg:y1="6.334cm" svg:x2="5.438cm" svg:y2="6.969cm" draw:start-shape="id14" draw:start-glue-point="2" draw:end-shape="id15" draw:end-glue-point="0" svg:d="M5438 6334v635" svg:viewBox="0 0 1 636">
          <text:p/>
        </draw:connector>
        <draw:connector draw:style-name="gr4" draw:text-style-name="P3" draw:layer="layout" svg:x1="5.438cm" svg:y1="8.642cm" svg:x2="5.438cm" svg:y2="9.255cm" draw:start-shape="id15" draw:start-glue-point="2" draw:end-shape="id16" draw:end-glue-point="0" svg:d="M5438 8642v613" svg:viewBox="0 0 1 614">
          <text:p/>
        </draw:connector>
        <draw:connector draw:style-name="gr4" draw:text-style-name="P3" draw:layer="layout" svg:x1="5.438cm" svg:y1="10.928cm" svg:x2="5.438cm" svg:y2="11.541cm" draw:start-shape="id16" draw:start-glue-point="2" draw:end-shape="id17" draw:end-glue-point="0" svg:d="M5438 10928v613" svg:viewBox="0 0 1 614">
          <text:p/>
        </draw:connector>
        <draw:connector draw:style-name="gr4" draw:text-style-name="P3" xml:id="id18" draw:id="id18" draw:layer="layout" svg:x1="5.438cm" svg:y1="13.214cm" svg:x2="5.438cm" svg:y2="13.214cm" svg:d="M5438 13214z" svg:viewBox="0 0 1 1">
          <text:p/>
        </draw:connector>
        <draw:connector draw:style-name="gr4" draw:text-style-name="P3" draw:layer="layout" svg:x1="5.438cm" svg:y1="13.214cm" svg:x2="5.438cm" svg:y2="15.433cm" draw:start-shape="id18" draw:start-glue-point="0" draw:end-shape="id7" draw:end-glue-point="0" svg:d="M5438 13214v2219" svg:viewBox="0 0 1 2220">
          <text:p/>
        </draw:connector>
        <draw:frame draw:style-name="gr10" draw:text-style-name="P5" xml:id="id19" draw:id="id19" draw:layer="layout" svg:width="6.35cm" svg:height="1.673cm" svg:x="2.27cm" svg:y="2.143cm">
          <draw:text-box>
            <text:p text:style-name="P4"><text:span text:style-name="T1">Start</text:span></text:p>
          </draw:text-box>
        </draw:frame>
        <draw:connector draw:style-name="gr4" draw:text-style-name="P3" draw:layer="layout" svg:x1="5.445cm" svg:y1="3.816cm" svg:x2="5.438cm" svg:y2="4.661cm" draw:start-shape="id19" draw:start-glue-point="2" draw:end-shape="id14" draw:end-glue-point="0" svg:d="M5445 3816v423h-7v422" svg:viewBox="0 0 8 846">
          <text:p/>
        </draw:connector>
        <draw:frame draw:style-name="gr11" draw:text-style-name="P6" draw:layer="layout" svg:width="6.223cm" svg:height="5.228cm" svg:x="20.05cm" svg:y="3.032cm">
          <draw:text-box>
            <text:p>Next</text:p>
            <text:p/>
            <text:p>Next if true</text:p>
            <text:p/>
            <text:p>Next if false</text:p>
            <text:p/>
            <text:p>Next in new thread</text:p>
          </draw:text-box>
        </draw:frame>
        <draw:line draw:style-name="gr4" draw:text-style-name="P3" draw:layer="layout" svg:x1="17.002cm" svg:y1="3.54cm" svg:x2="19.288cm" svg:y2="3.54cm">
          <text:p/>
        </draw:line>
        <draw:line draw:style-name="gr7" draw:text-style-name="P3" draw:layer="layout" svg:x1="17.129cm" svg:y1="4.937cm" svg:x2="19.415cm" svg:y2="4.937cm">
          <text:p/>
        </draw:line>
        <draw:line draw:style-name="gr9" draw:text-style-name="P3" draw:layer="layout" svg:x1="17.129cm" svg:y1="6.334cm" svg:x2="19.415cm" svg:y2="6.334cm">
          <text:p/>
        </draw:line>
        <draw:line draw:style-name="gr12" draw:text-style-name="P3" draw:layer="layout" svg:x1="17.002cm" svg:y1="7.731cm" svg:x2="19.288cm" svg:y2="7.731cm">
          <text:p/>
        </draw:line>
        <draw:connector draw:style-name="gr4" draw:text-style-name="P3" draw:layer="layout" draw:line-skew="0cm 3.749cm" svg:x1="20.806cm" svg:y1="32.656cm" svg:x2="5.445cm" svg:y2="19.692cm" draw:start-shape="id4" draw:start-glue-point="2" draw:end-shape="id8" draw:end-glue-point="0" svg:d="M20806 32656v501h-3931v-13966h-11430v501" svg:viewBox="0 0 15362 13967">
          <text:p/>
        </draw:connector>
        <draw:frame draw:style-name="gr2" draw:text-style-name="P2" xml:id="id20" draw:id="id20" draw:layer="layout" svg:width="6.35cm" svg:height="2.384cm" svg:x="10.017cm" svg:y="25.907cm">
          <draw:text-box>
            <text:p text:style-name="P1">Join all threads created from this one</text:p>
          </draw:text-box>
        </draw:frame>
        <draw:frame draw:style-name="gr2" draw:text-style-name="P2" xml:id="id21" draw:id="id21" draw:layer="layout" svg:width="6.35cm" svg:height="1.905cm" svg:x="10.017cm" svg:y="29.814cm">
          <draw:text-box>
            <text:p text:style-name="P1">End current thread</text:p>
          </draw:text-box>
        </draw:frame>
        <draw:connector draw:style-name="gr4" draw:text-style-name="P3" draw:layer="layout" svg:x1="13.192cm" svg:y1="24.749cm" svg:x2="13.192cm" svg:y2="25.907cm" draw:start-shape="id12" draw:start-glue-point="2" draw:end-shape="id20" draw:end-glue-point="0" svg:d="M13192 24749v1158" svg:viewBox="0 0 1 1159">
          <text:p/>
        </draw:connector>
        <draw:connector draw:style-name="gr4" draw:text-style-name="P3" draw:layer="layout" svg:x1="13.192cm" svg:y1="28.291cm" svg:x2="13.192cm" svg:y2="29.814cm" draw:start-shape="id20" draw:start-glue-point="2" draw:end-shape="id21" draw:end-glue-point="0" svg:d="M13192 28291v1523" svg:viewBox="0 0 1 15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3:51:43.797950996</meta:creation-date>
    <dc:date>2018-05-13T14:48:09.779326352</dc:date>
    <meta:editing-duration>PT3M50S</meta:editing-duration>
    <meta:editing-cycles>1</meta:editing-cycles>
    <meta:document-statistic meta:object-count="51"/>
    <meta:generator>LibreOffice/5.2.7.2$Linux_X86_64 LibreOffice_project/20m0$Build-2</meta:generator>
  </office:meta>
</office:document-meta>
</file>